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b86" officeooo:paragraph-rsid="0007ab86"/>
    </style:style>
    <style:style style:name="P2" style:family="paragraph" style:parent-style-name="Standard">
      <style:text-properties officeooo:rsid="00086d47" officeooo:paragraph-rsid="00086d47"/>
    </style:style>
    <style:style style:name="P3" style:family="paragraph" style:parent-style-name="Standard">
      <style:text-properties officeooo:rsid="0009ae98" officeooo:paragraph-rsid="0009ae98"/>
    </style:style>
    <style:style style:name="P4" style:family="paragraph" style:parent-style-name="Standard">
      <style:text-properties officeooo:rsid="000d35d7" officeooo:paragraph-rsid="000d35d7"/>
    </style:style>
    <style:style style:name="P5" style:family="paragraph" style:parent-style-name="Standard">
      <style:text-properties officeooo:rsid="0012e64f" officeooo:paragraph-rsid="0012e64f"/>
    </style:style>
    <style:style style:name="T1" style:family="text">
      <style:text-properties officeooo:rsid="00086d47"/>
    </style:style>
    <style:style style:name="T2" style:family="text">
      <style:text-properties officeooo:rsid="00151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</text:p>
      <text:p text:style-name="P1"/>
      <text:p text:style-name="P1">1. Modules in Nodejs</text:p>
      <text:p text:style-name="P1"/>
      <text:p text:style-name="P1">2. File System =&gt; Synchronous, Asynchronous, Blocking and Non-Blocking Request, Event Loop,</text:p>
      <text:p text:style-name="P1"><text:tab/><text:tab/> <text:s text:c="5"/>NodeJs Architecture, <text:span text:style-name="T1">Threads.</text:span></text:p>
      <text:p text:style-name="P2">UTF-8 encoding.</text:p>
      <text:p text:style-name="P3">Callback function.</text:p>
      <text:p text:style-name="P3"/>
      <text:p text:style-name="P4">3. NodeJs Architecture =&gt; Event Loop (FIFO Data Structure), Thread Pool (For completing tasks of <text:tab/>Blocking Operations or Synchronous tasks), </text:p>
      <text:p text:style-name="P1"/>
      <text:p text:style-name="P5">4. HTTP Server =&gt; using Filesystem</text:p>
      <text:p text:style-name="P5"/>
      <text:p text:style-name="P5">5. URL Handling =&gt; Protocol (HTTP/HTTPS), Domain, Path, Nested Path, Query Parameter,</text:p>
      <text:p text:style-name="P5"><text:tab/><text:span text:style-name="T2">Url module from npm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53:05.554000000</meta:creation-date>
    <dc:date>2025-02-21T23:34:40.440000000</dc:date>
    <meta:editing-duration>PT5H1M7S</meta:editing-duration>
    <meta:editing-cycles>7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0" meta:word-count="66" meta:character-count="468" meta:non-whitespace-character-count="401"/>
  </office:meta>
</office:document-meta>
</file>